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fo:font-size="10pt" officeooo:paragraph-rsid="0014fb6d" style:font-size-asian="10pt" style:font-size-complex="10pt"/>
    </style:style>
    <style:style style:name="P2" style:family="paragraph" style:parent-style-name="Standard">
      <style:paragraph-properties fo:margin-top="0in" fo:margin-bottom="0in" style:contextual-spacing="false"/>
      <style:text-properties fo:font-size="10pt" fo:font-weight="bold" officeooo:rsid="0045bc38" officeooo:paragraph-rsid="0045bc38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14fb6d"/>
    </style:style>
    <style:style style:name="P4" style:family="paragraph" style:parent-style-name="Standard">
      <style:paragraph-properties fo:margin-top="0in" fo:margin-bottom="0in" style:contextual-spacing="false"/>
      <style:text-properties officeooo:rsid="0018b7f6" officeooo:paragraph-rsid="0018b7f6"/>
    </style:style>
    <style:style style:name="P5" style:family="paragraph" style:parent-style-name="Standard">
      <style:paragraph-properties fo:margin-top="0in" fo:margin-bottom="0in" style:contextual-spacing="false"/>
      <style:text-properties fo:font-weight="normal" officeooo:rsid="001b2257" officeooo:paragraph-rsid="001b2257" style:font-weight-asian="normal" style:font-weight-complex="normal"/>
    </style:style>
    <style:style style:name="P6" style:family="paragraph" style:parent-style-name="Standard">
      <style:paragraph-properties fo:margin-top="0in" fo:margin-bottom="0in" style:contextual-spacing="false"/>
      <style:text-properties officeooo:paragraph-rsid="0025ba3a"/>
    </style:style>
    <style:style style:name="P7" style:family="paragraph" style:parent-style-name="Standard">
      <style:paragraph-properties fo:margin-top="0in" fo:margin-bottom="0in" style:contextual-spacing="false"/>
      <style:text-properties officeooo:rsid="002b7db2" officeooo:paragraph-rsid="002b7db2"/>
    </style:style>
    <style:style style:name="P8" style:family="paragraph" style:parent-style-name="Standard">
      <style:paragraph-properties fo:margin-top="0in" fo:margin-bottom="0in" style:contextual-spacing="false"/>
      <style:text-properties officeooo:rsid="0038f2a8" officeooo:paragraph-rsid="0038f2a8"/>
    </style:style>
    <style:style style:name="P9" style:family="paragraph" style:parent-style-name="Standard">
      <style:paragraph-properties fo:margin-top="0in" fo:margin-bottom="0in" style:contextual-spacing="false"/>
      <style:text-properties officeooo:rsid="003f56cd" officeooo:paragraph-rsid="003f56cd"/>
    </style:style>
    <style:style style:name="P10" style:family="paragraph" style:parent-style-name="Standard">
      <style:paragraph-properties fo:margin-top="0in" fo:margin-bottom="0in" style:contextual-spacing="false"/>
      <style:text-properties officeooo:rsid="004c005f" officeooo:paragraph-rsid="004c005f"/>
    </style:style>
    <style:style style:name="P11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4fb6d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4fb6d" style:font-size-asian="10pt" style:font-size-complex="10pt"/>
    </style:style>
    <style:style style:name="T4" style:family="text">
      <style:text-properties fo:font-size="10pt" officeooo:rsid="0016364a" style:font-size-asian="10pt" style:font-size-complex="10pt"/>
    </style:style>
    <style:style style:name="T5" style:family="text">
      <style:text-properties fo:font-size="10pt" officeooo:rsid="001764f3" style:font-size-asian="10pt" style:font-size-complex="10pt"/>
    </style:style>
    <style:style style:name="T6" style:family="text">
      <style:text-properties fo:font-size="10pt" officeooo:rsid="001884c6" style:font-size-asian="10pt" style:font-size-complex="10pt"/>
    </style:style>
    <style:style style:name="T7" style:family="text">
      <style:text-properties fo:font-size="10pt" officeooo:rsid="0019fcea" style:font-size-asian="10pt" style:font-size-complex="10pt"/>
    </style:style>
    <style:style style:name="T8" style:family="text">
      <style:text-properties fo:font-size="10pt" officeooo:rsid="001a10cf" style:font-size-asian="10pt" style:font-size-complex="10pt"/>
    </style:style>
    <style:style style:name="T9" style:family="text">
      <style:text-properties fo:font-size="10pt" officeooo:rsid="001be16b" style:font-size-asian="10pt" style:font-size-complex="10pt"/>
    </style:style>
    <style:style style:name="T10" style:family="text">
      <style:text-properties fo:font-size="10pt" officeooo:rsid="001d06a2" style:font-size-asian="10pt" style:font-size-complex="10pt"/>
    </style:style>
    <style:style style:name="T11" style:family="text">
      <style:text-properties fo:font-size="10pt" officeooo:rsid="001d4434" style:font-size-asian="10pt" style:font-size-complex="10pt"/>
    </style:style>
    <style:style style:name="T12" style:family="text">
      <style:text-properties fo:font-size="10pt" officeooo:rsid="001ec230" style:font-size-asian="10pt" style:font-size-complex="10pt"/>
    </style:style>
    <style:style style:name="T13" style:family="text">
      <style:text-properties fo:font-size="10pt" officeooo:rsid="001fe7b1" style:font-size-asian="10pt" style:font-size-complex="10pt"/>
    </style:style>
    <style:style style:name="T14" style:family="text">
      <style:text-properties fo:font-size="10pt" officeooo:rsid="0021cadd" style:font-size-asian="10pt" style:font-size-complex="10pt"/>
    </style:style>
    <style:style style:name="T15" style:family="text">
      <style:text-properties fo:font-size="10pt" officeooo:rsid="0023587c" style:font-size-asian="10pt" style:font-size-complex="10pt"/>
    </style:style>
    <style:style style:name="T16" style:family="text">
      <style:text-properties fo:font-size="10pt" officeooo:rsid="00244a26" style:font-size-asian="10pt" style:font-size-complex="10pt"/>
    </style:style>
    <style:style style:name="T17" style:family="text">
      <style:text-properties fo:font-size="10pt" officeooo:rsid="0025ba3a" style:font-size-asian="10pt" style:font-size-complex="10pt"/>
    </style:style>
    <style:style style:name="T18" style:family="text">
      <style:text-properties fo:font-size="10pt" officeooo:rsid="002c42a6" style:font-size-asian="10pt" style:font-size-complex="10pt"/>
    </style:style>
    <style:style style:name="T19" style:family="text">
      <style:text-properties fo:font-size="10pt" officeooo:rsid="002c7447" style:font-size-asian="10pt" style:font-size-complex="10pt"/>
    </style:style>
    <style:style style:name="T20" style:family="text">
      <style:text-properties fo:font-size="10pt" officeooo:rsid="002e3d88" style:font-size-asian="10pt" style:font-size-complex="10pt"/>
    </style:style>
    <style:style style:name="T21" style:family="text">
      <style:text-properties fo:font-size="10pt" officeooo:rsid="003002f6" style:font-size-asian="10pt" style:font-size-complex="10pt"/>
    </style:style>
    <style:style style:name="T22" style:family="text">
      <style:text-properties fo:font-size="10pt" officeooo:rsid="003155aa" style:font-size-asian="10pt" style:font-size-complex="10pt"/>
    </style:style>
    <style:style style:name="T23" style:family="text">
      <style:text-properties fo:font-size="10pt" officeooo:rsid="0032cf37" style:font-size-asian="10pt" style:font-size-complex="10pt"/>
    </style:style>
    <style:style style:name="T24" style:family="text">
      <style:text-properties fo:font-size="10pt" officeooo:rsid="003540c2" style:font-size-asian="10pt" style:font-size-complex="10pt"/>
    </style:style>
    <style:style style:name="T25" style:family="text">
      <style:text-properties fo:font-size="10pt" officeooo:rsid="00379247" style:font-size-asian="10pt" style:font-size-complex="10pt"/>
    </style:style>
    <style:style style:name="T26" style:family="text">
      <style:text-properties fo:font-size="10pt" officeooo:rsid="0037da32" style:font-size-asian="10pt" style:font-size-complex="10pt"/>
    </style:style>
    <style:style style:name="T27" style:family="text">
      <style:text-properties fo:font-size="10pt" officeooo:rsid="003ad19f" style:font-size-asian="10pt" style:font-size-complex="10pt"/>
    </style:style>
    <style:style style:name="T28" style:family="text">
      <style:text-properties fo:font-size="10pt" officeooo:rsid="003ccd29" style:font-size-asian="10pt" style:font-size-complex="10pt"/>
    </style:style>
    <style:style style:name="T29" style:family="text">
      <style:text-properties fo:font-size="10pt" officeooo:rsid="003df0e4" style:font-size-asian="10pt" style:font-size-complex="10pt"/>
    </style:style>
    <style:style style:name="T30" style:family="text">
      <style:text-properties fo:font-size="10pt" officeooo:rsid="003f59d6" style:font-size-asian="10pt" style:font-size-complex="10pt"/>
    </style:style>
    <style:style style:name="T31" style:family="text">
      <style:text-properties fo:font-size="10pt" officeooo:rsid="003f89d7" style:font-size-asian="10pt" style:font-size-complex="10pt"/>
    </style:style>
    <style:style style:name="T32" style:family="text">
      <style:text-properties fo:font-size="10pt" officeooo:rsid="0042b72e" style:font-size-asian="10pt" style:font-size-complex="10pt"/>
    </style:style>
    <style:style style:name="T33" style:family="text">
      <style:text-properties fo:font-size="10pt" officeooo:rsid="0043dc24" style:font-size-asian="10pt" style:font-size-complex="10pt"/>
    </style:style>
    <style:style style:name="T34" style:family="text">
      <style:text-properties fo:font-size="10pt" officeooo:rsid="00459962" style:font-size-asian="10pt" style:font-size-complex="10pt"/>
    </style:style>
    <style:style style:name="T35" style:family="text">
      <style:text-properties fo:font-size="10pt" officeooo:rsid="00470337" style:font-size-asian="10pt" style:font-size-complex="10pt"/>
    </style:style>
    <style:style style:name="T36" style:family="text">
      <style:text-properties fo:font-size="10pt" officeooo:rsid="004901fd" style:font-size-asian="10pt" style:font-size-complex="10pt"/>
    </style:style>
    <style:style style:name="T37" style:family="text"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okumentace </text:span><text:span text:style-name="T2">úlohy </text:span><text:span text:style-name="T3">CLS</text:span><text:span text:style-name="T2">: </text:span><text:span text:style-name="T5">C++ classes</text:span><text:span text:style-name="T2"> v </text:span><text:span text:style-name="T4">python 3</text:span><text:span text:style-name="T2"> do IPP 2015/2016</text:span></text:p>
      <text:p text:style-name="P3"><text:span text:style-name="T2">Jméno a příjmení: David Kozák</text:span></text:p>
      <text:p text:style-name="P3"><text:span text:style-name="T2">Login: xkozak15</text:span></text:p>
      <text:p text:style-name="P1"/>
      <text:p text:style-name="P2">Úvod</text:p>
      <text:p text:style-name="P3"><text:span text:style-name="T2">Cílem projektu bylo napsat v jazyce </text:span><text:span text:style-name="T3">python 3</text:span><text:span text:style-name="T2"> skript pro </text:span><text:span text:style-name="T3">analýzu souboru obsahujícího definice c++ tříd</text:span><text:span text:style-name="T2">. </text:span><text:span text:style-name="T3">Tato analýza zahrnovala nalezení stromu dědičnosti mezi třídami, </text:span><text:span text:style-name="T6">určení, které metody a atibuty třídy </text:span><text:span text:style-name="T8">mezi sebou </text:span><text:span text:style-name="T6">dědí, a </text:span><text:span text:style-name="T3">upozor</text:span><text:span text:style-name="T34">nění</text:span><text:span text:style-name="T3"> na případné konflikty. </text:span><text:span text:style-name="T7">Výstup skriptu je přesně definovan</text:span><text:span text:style-name="T8">ý</text:span><text:span text:style-name="T7"> xml </text:span><text:span text:style-name="T8">soubor </text:span><text:span text:style-name="T7">obsahující požadované informace.</text:span><text:span text:style-name="T3"> </text:span></text:p>
      <text:p text:style-name="P3"><text:span text:style-name="T3"/></text:p>
      <text:p text:style-name="P3"><text:span text:style-name="T37">Postup řešení</text:span></text:p>
      <text:p text:style-name="P5"><text:span text:style-name="T2">Skript nejdříve zpracuje vstupní argumenty. K tomuto účelu jsem </text:span><text:span text:style-name="T9">původně využíval knihovnu getopt, ale nakonec jsem </text:span><text:span text:style-name="T2">využil knihovnu argsparse, jejíž jednoduché API mi umožnilo ošetřit všechny kombinace relativně jednoduchým způsobem. Každému a</text:span><text:span text:style-name="T9">rgumentu jsem nastavil předdefinovanou hodnotu platící v případě, že tento argument nebyl zadán. Problém nastal u přepínače –details,</text:span><text:span text:style-name="T35">u </text:span><text:span text:style-name="T9"><text:s/>kterého volitelně následuje jméno třídy. Původní knihovna getopt </text:span><text:span text:style-name="T10">volitelné hodnoty u argumentů neimplementovala, obsahovala pouze argumety bez parametrů a s parametry. Proto jsem byl nucen příjít na argsparse, což mi ale nakonec umožnilo problém zpracování argumentů vyřešit mnohem rychleji, čitelněji a jednodušeji. </text:span><text:span text:style-name="T11">Celé zpracování argumentů se odehrává v modulu args_parser, v němž se nachází definice třídy Args. Ta v konstruktoru obdrží </text:span><text:span text:style-name="T12">vstupní argumenty skriptu a provede všechny potřebné kontroly. </text:span><text:span text:style-name="T13">Každý vstupní argument je poté repreznentován jedním atributem instance této třídy. </text:span><text:span text:style-name="T14">Na základě hodnoty těchto atributů je řízen další běh skriptu. </text:span></text:p>
      <text:p text:style-name="P5"><text:span text:style-name="T14"/></text:p>
      <text:p text:style-name="P6"><text:span text:style-name="T15">Na rozdíl od prvního projektu, kde jsem využíval pro načtení a zpracování zdrojového souboru lexikální a syntaktickou analýzu, zde jsem se rozhodl jít jinou cestou. Vedly mě k tomu dva hlavní důvody. Prvním byl fakt, že daný soubor podle zadání musí být syntakticky a lexikálně korektní, tudíž není potřeba tyto věci kontrolovat. Druhým důvodem byla zvědavost a zájem o regulární výrazy, které jsou v pythonu velmi lehce využitelné. </text:span><text:span text:style-name="T16">Nejdříve tedy pomocí série metod načtu jednotlivé třídy a poté jejich těla rozdělím na série deklarací, kde jako rozdělovací element využívám středník. Výslednou c++ třídu reprezentuji třídou Cls, přičemže každý atribut I metoda jsou též objekty, obsahující informace o jejich jménu,typu,příslušnosti(instance vs static) a též případné informace o tom, ze které třídy byl daný atribut zděděn.</text:span><text:span text:style-name="T17"> Metody a třídy implementující výše popsané parsování je v modulu class_parser. </text:span><text:span text:style-name="T16"><text:s/></text:span></text:p>
      <text:p text:style-name="P6"/>
      <text:p text:style-name="P7"><text:span text:style-name="T16">P</text:span><text:span text:style-name="T2">o načtení vstupních dat do jejich interní reprezentace dojde k zahájení simulace procesu dědění. Nejdříve </text:span><text:span text:style-name="T21">jsou </text:span><text:span text:style-name="T2">na základě informací o supertřídách každé třídy všechny třídy pro</text:span><text:span text:style-name="T22">pojeny</text:span><text:span text:style-name="T2">. </text:span><text:span text:style-name="T18">Každé třídě </text:span><text:span text:style-name="T19">se přidají</text:span><text:span text:style-name="T2"> atribut</text:span><text:span text:style-name="T18">y </text:span><text:span text:style-name="T2">parents a children </text:span><text:span text:style-name="T18">obsahující reference na příslušné superstřídy a subtřídy</text:span><text:span text:style-name="T2">. Díky tomu j</text:span><text:span text:style-name="T20">e</text:span><text:span text:style-name="T2"> později </text:span><text:span text:style-name="T20">možno</text:span><text:span text:style-name="T2"> ve stromu dědičnosti bez problému procházet oběma směry. </text:span><text:span text:style-name="T21">Následně skript postupně od kořen</text:span><text:span text:style-name="T36">ov</text:span><text:span text:style-name="T21">ých tříd předává jednotlivé </text:span><text:span text:style-name="T23">atributy a metody, <text:s/>daným subtřídám. </text:span><text:span text:style-name="T24">Tento směr od supertříd k subtřídám byl zvolen z důvodu existence různých druhů dědičnosti, způsobující změny viditelnosti členů třídy. </text:span><text:span text:style-name="T26">Nutno zdůraznit, že v této fázi ještě nedochází k hledání konfliktů. Daná třída v této fázi může obsahovat libovolný počet atributů a metod se stejným jménem. </text:span><text:span text:style-name="T25">K plnému dokončení této fáze je ještě potřeba vyřešit všechny případy využití “using” pro specifikaci konkrétního členy supertřídy při kolizích. V této fázi tedy ještě dochází k nalezení všech příkazů typu “using” a jejich vyřešení, které sestává ze dvou fázi. Nejdříve dojde k ověření, zda daný člen v supertřídě existuje a následně dojde k ostranění informací o všech ostatních členech třídy se stejným jménem.</text:span><text:span text:style-name="T24"> </text:span></text:p>
      <text:p text:style-name="P7"/>
      <text:p text:style-name="P8"><text:span text:style-name="T29">Následně</text:span><text:span text:style-name="T2"> dochází k </text:span><text:span text:style-name="T27">sémantické kontrole</text:span><text:span text:style-name="T2">. Každá třída interně ověří, zda se v jejích atributech a metodách nenacházejí konflikty. </text:span><text:span text:style-name="T28">Pokud takovéto konfikty skutečně existují, skript je ukončen s chybovou hláškou specifikující problematický atribut a návratovým kódem 21.</text:span></text:p>
      <text:p text:style-name="P8"/>
      <text:p text:style-name="P9"><text:span text:style-name="T28">P</text:span><text:span text:style-name="T2">okud kontroly proběhnou úspěšně, dochází na konec k vytvoření xml souboru popisující</text:span><text:span text:style-name="T33">ho</text:span><text:span text:style-name="T2"> dané třídy. Pro tento proces jsem zvolil knihovnu lxml, se kterou se pracuje velice intuitivně a vytvořit výsledné xml bylo poměrně jednoduché. Narazil jsem se ovšem na problém s formátováním, který se mi bohužel nepodařilo vyřešit. Proto p</text:span><text:span text:style-name="T30">r</text:span><text:span text:style-name="T2">o vygenerování</text:span><text:span text:style-name="T31"> výsledné formy</text:span><text:span text:style-name="T2"> xml souboru využívám knihovnu xml.dom.minidom, u kterého tento problém s formátováním nenastává.</text:span></text:p>
      <text:p text:style-name="P3"><text:span text:style-name="T2"/></text:p>
      <text:p text:style-name="P3"><text:span text:style-name="T37">Rozšíření</text:span></text:p>
      <text:p text:style-name="P4"><text:span text:style-name="T2">K tomuto projektu patřilo jedno rozšíření jménem CFL, které zahrnovalo řešení konfliktů vznikajících při dědění a jejich vypsání. </text:span><text:span text:style-name="T32">Tato funkcionalita je momentálně implementovaná pouze částečně, JE TO T5EBA DODELAT :)</text:span></text:p>
      <text:p text:style-name="P4"><text:span text:style-name="T32"/></text:p>
      <text:p text:style-name="P3"><text:span text:style-name="T37">Závěr</text:span></text:p>
      <text:p text:style-name="P10"><text:span text:style-name="T2">Cílém projektu bylo napsat skript pro analýzu tříd v jazyce C++. Projekt pro mě byl přínosný nejen z hlediska prohloubení mých znalostí jazyka python 3, ale též samotného C++, neboť koncept vícenásobné dědičnosti pro mě jakožto pro programátora specializovaného na jazyk Java nebyl příliš průhledný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3:42.541252384</meta:creation-date>
    <meta:generator>LibreOffice/4.2.8.2$Linux_X86_64 LibreOffice_project/420m0$Build-2</meta:generator>
    <dc:date>2016-04-11T12:36:14.164215521</dc:date>
    <meta:editing-duration>PT1H1M36S</meta:editing-duration>
    <meta:editing-cycles>51</meta:editing-cycles>
    <meta:document-statistic meta:table-count="0" meta:image-count="0" meta:object-count="0" meta:page-count="1" meta:paragraph-count="15" meta:word-count="697" meta:character-count="4833" meta:non-whitespace-character-count="4144"/>
  </office:meta>
</office:document-meta>
</file>